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2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2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2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2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2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2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2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2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3">
      <text:list-level-style-number text:level="1" style:num-suffix=")" style:num-format="a" style:num-letter-sync="true"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bullet text:level="1" text:style-name="WW_CharLFO4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4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4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4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4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4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4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4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4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5">
      <text:list-level-style-number text:level="1" style:num-suffix=")" style:num-format="a" style:num-letter-sync="true"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bullet text:level="1" text:style-name="WW_CharLFO6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6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6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6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6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6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6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6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6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number text:level="1" style:num-suffix=")" style:num-format="a" style:num-letter-sync="true" text:start-value="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bullet text:level="1" text:style-name="WW_CharLFO9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9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9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9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9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9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9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9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9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10">
      <text:list-level-style-number text:level="1" style:num-suffix=")" style:num-format="a" style:num-letter-sync="true" text:start-value="5">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
      <text:list-level-style-number text:level="1" style:num-suffix=")" style:num-format="a" style:num-letter-sync="true" text:start-value="6">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2">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3">
      <text:list-level-style-bullet text:level="1" text:style-name="WW_CharLFO13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13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13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13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13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13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13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13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13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2" text:style-name="WW_CharLFO14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14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14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14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14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14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14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14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15">
      <text:list-level-style-bullet text:level="1" text:style-name="WW_CharLFO15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2" text:style-name="WW_CharLFO15LVL2" text:bullet-char="o">
        <style:list-level-properties text:space-before="1.5in" text:min-label-width="0.25in" text:list-level-position-and-space-mode="label-alignment">
          <style:list-level-label-alignment text:label-followed-by="listtab" fo:margin-left="1.75in" fo:text-indent="-0.25in"/>
        </style:list-level-properties>
        <style:text-properties style:font-name="Courier New"/>
      </text:list-level-style-bullet>
      <text:list-level-style-bullet text:level="3" text:style-name="WW_CharLFO15LVL3"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4" text:style-name="WW_CharLFO15LVL4"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ymbol"/>
      </text:list-level-style-bullet>
      <text:list-level-style-bullet text:level="5" text:style-name="WW_CharLFO15LVL5" text:bullet-char="o">
        <style:list-level-properties text:space-before="3in" text:min-label-width="0.25in" text:list-level-position-and-space-mode="label-alignment">
          <style:list-level-label-alignment text:label-followed-by="listtab" fo:margin-left="3.25in" fo:text-indent="-0.25in"/>
        </style:list-level-properties>
        <style:text-properties style:font-name="Courier New"/>
      </text:list-level-style-bullet>
      <text:list-level-style-bullet text:level="6" text:style-name="WW_CharLFO15LVL6"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7" text:style-name="WW_CharLFO15LVL7"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Symbol"/>
      </text:list-level-style-bullet>
      <text:list-level-style-bullet text:level="8" text:style-name="WW_CharLFO15LVL8" text:bullet-char="o">
        <style:list-level-properties text:space-before="4.5in" text:min-label-width="0.25in" text:list-level-position-and-space-mode="label-alignment">
          <style:list-level-label-alignment text:label-followed-by="listtab" fo:margin-left="4.75in" fo:text-indent="-0.25in"/>
        </style:list-level-properties>
        <style:text-properties style:font-name="Courier New"/>
      </text:list-level-style-bullet>
      <text:list-level-style-bullet text:level="9" text:style-name="WW_CharLFO15LVL9" text:bullet-char="">
        <style:list-level-properties text:space-before="5in" text:min-label-width="0.25in" text:list-level-position-and-space-mode="label-alignment">
          <style:list-level-label-alignment text:label-followed-by="listtab" fo:margin-left="5.25in" fo:text-indent="-0.25in"/>
        </style:list-level-properties>
        <style:text-properties style:font-name="Wingdings"/>
      </text:list-level-style-bullet>
    </text:list-style>
    <text:list-style style:name="LFO16">
      <text:list-level-style-bullet text:level="1" text:style-name="WW_CharLFO16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2" text:style-name="WW_CharLFO16LVL2" text:bullet-char="o">
        <style:list-level-properties text:space-before="1.5in" text:min-label-width="0.25in" text:list-level-position-and-space-mode="label-alignment">
          <style:list-level-label-alignment text:label-followed-by="listtab" fo:margin-left="1.75in" fo:text-indent="-0.25in"/>
        </style:list-level-properties>
        <style:text-properties style:font-name="Courier New"/>
      </text:list-level-style-bullet>
      <text:list-level-style-bullet text:level="3" text:style-name="WW_CharLFO16LVL3"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4" text:style-name="WW_CharLFO16LVL4"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ymbol"/>
      </text:list-level-style-bullet>
      <text:list-level-style-bullet text:level="5" text:style-name="WW_CharLFO16LVL5" text:bullet-char="o">
        <style:list-level-properties text:space-before="3in" text:min-label-width="0.25in" text:list-level-position-and-space-mode="label-alignment">
          <style:list-level-label-alignment text:label-followed-by="listtab" fo:margin-left="3.25in" fo:text-indent="-0.25in"/>
        </style:list-level-properties>
        <style:text-properties style:font-name="Courier New"/>
      </text:list-level-style-bullet>
      <text:list-level-style-bullet text:level="6" text:style-name="WW_CharLFO16LVL6"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7" text:style-name="WW_CharLFO16LVL7"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Symbol"/>
      </text:list-level-style-bullet>
      <text:list-level-style-bullet text:level="8" text:style-name="WW_CharLFO16LVL8" text:bullet-char="o">
        <style:list-level-properties text:space-before="4.5in" text:min-label-width="0.25in" text:list-level-position-and-space-mode="label-alignment">
          <style:list-level-label-alignment text:label-followed-by="listtab" fo:margin-left="4.75in" fo:text-indent="-0.25in"/>
        </style:list-level-properties>
        <style:text-properties style:font-name="Courier New"/>
      </text:list-level-style-bullet>
      <text:list-level-style-bullet text:level="9" text:style-name="WW_CharLFO16LVL9" text:bullet-char="">
        <style:list-level-properties text:space-before="5in" text:min-label-width="0.25in" text:list-level-position-and-space-mode="label-alignment">
          <style:list-level-label-alignment text:label-followed-by="listtab" fo:margin-left="5.2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style:style style:name="P1" style:parent-style-name="Listenabsatz" style:master-page-name="MP0" style:list-style-name="LFO1" style:family="paragraph">
      <style:paragraph-properties fo:break-before="page"/>
    </style:style>
    <style:style style:name="P2" style:parent-style-name="Listenabsatz" style:list-style-name="LFO2" style:family="paragraph"/>
    <style:style style:name="P3" style:parent-style-name="Listenabsatz" style:list-style-name="LFO2" style:family="paragraph"/>
    <style:style style:name="P4" style:parent-style-name="Listenabsatz" style:list-style-name="LFO2" style:family="paragraph"/>
    <style:style style:name="P5" style:parent-style-name="Listenabsatz" style:list-style-name="LFO2" style:family="paragraph"/>
    <style:style style:name="P6" style:parent-style-name="Listenabsatz" style:list-style-name="LFO3" style:family="paragraph"/>
    <style:style style:name="P7" style:parent-style-name="Listenabsatz" style:list-style-name="LFO4" style:family="paragraph"/>
    <style:style style:name="P8" style:parent-style-name="Listenabsatz" style:list-style-name="LFO4" style:family="paragraph"/>
    <style:style style:name="P9" style:parent-style-name="Listenabsatz" style:list-style-name="LFO4" style:family="paragraph"/>
    <style:style style:name="P10" style:parent-style-name="Listenabsatz" style:list-style-name="LFO5" style:family="paragraph"/>
    <style:style style:name="P11" style:parent-style-name="Listenabsatz" style:list-style-name="LFO6" style:family="paragraph"/>
    <style:style style:name="P12" style:parent-style-name="Listenabsatz" style:list-style-name="LFO6" style:family="paragraph"/>
    <style:style style:name="P13" style:parent-style-name="Listenabsatz" style:list-style-name="LFO6" style:family="paragraph"/>
    <style:style style:name="P14" style:parent-style-name="Listenabsatz" style:list-style-name="LFO6" style:family="paragraph"/>
    <style:style style:name="P15" style:parent-style-name="Listenabsatz" style:list-style-name="LFO6" style:family="paragraph"/>
    <style:style style:name="P16" style:parent-style-name="Listenabsatz" style:list-style-name="LFO6" style:family="paragraph"/>
    <style:style style:name="P17" style:parent-style-name="Listenabsatz" style:list-style-name="LFO6" style:family="paragraph"/>
    <style:style style:name="P18" style:parent-style-name="Listenabsatz" style:list-style-name="LFO6" style:family="paragraph"/>
    <style:style style:name="P19" style:parent-style-name="Listenabsatz" style:list-style-name="LFO6" style:family="paragraph"/>
    <style:style style:name="P20" style:parent-style-name="Listenabsatz" style:list-style-name="LFO6" style:family="paragraph"/>
    <style:style style:name="P21" style:parent-style-name="Listenabsatz" style:list-style-name="LFO6" style:family="paragraph"/>
    <style:style style:name="P22" style:parent-style-name="Listenabsatz" style:list-style-name="LFO6" style:family="paragraph"/>
    <style:style style:name="P23" style:parent-style-name="Listenabsatz" style:list-style-name="LFO6" style:family="paragraph"/>
    <style:style style:name="P24" style:parent-style-name="Listenabsatz" style:list-style-name="LFO6" style:family="paragraph"/>
    <style:style style:name="P25" style:parent-style-name="Listenabsatz" style:list-style-name="LFO6" style:family="paragraph"/>
    <style:style style:name="P26" style:parent-style-name="Listenabsatz" style:list-style-name="LFO6" style:family="paragraph"/>
    <style:style style:name="P27" style:parent-style-name="Listenabsatz" style:list-style-name="LFO6" style:family="paragraph"/>
    <style:style style:name="P28" style:parent-style-name="Listenabsatz" style:list-style-name="LFO6" style:family="paragraph"/>
    <style:style style:name="P29" style:parent-style-name="Listenabsatz" style:list-style-name="LFO6" style:family="paragraph"/>
    <style:style style:name="P30" style:parent-style-name="Listenabsatz" style:list-style-name="LFO6" style:family="paragraph"/>
    <style:style style:name="P31" style:parent-style-name="Listenabsatz" style:list-style-name="LFO6" style:family="paragraph">
      <style:text-properties style:font-name-complex="Calibri"/>
    </style:style>
    <style:style style:name="P32" style:parent-style-name="Listenabsatz" style:list-style-name="LFO6" style:family="paragraph">
      <style:text-properties style:font-name-complex="Calibri"/>
    </style:style>
    <style:style style:name="P33" style:parent-style-name="Listenabsatz" style:list-style-name="LFO6" style:family="paragraph"/>
    <style:style style:name="T34" style:parent-style-name="Absatz-Standardschriftart" style:family="text">
      <style:text-properties style:font-name-complex="Calibri"/>
    </style:style>
    <style:style style:name="T35" style:parent-style-name="Hyperlink" style:family="text">
      <style:text-properties style:font-name-complex="Calibri"/>
    </style:style>
    <style:style style:name="T36" style:parent-style-name="Hyperlink" style:family="text">
      <style:text-properties style:font-name-complex="Calibri"/>
    </style:style>
    <style:style style:name="T37" style:parent-style-name="Hyperlink" style:family="text">
      <style:text-properties style:font-name-complex="Calibri"/>
    </style:style>
    <style:style style:name="T38" style:parent-style-name="Absatz-Standardschriftart" style:family="text">
      <style:text-properties style:font-name-complex="Calibri"/>
    </style:style>
    <style:style style:name="P39" style:parent-style-name="Listenabsatz" style:list-style-name="LFO6" style:family="paragraph">
      <style:text-properties style:font-name-complex="Calibri"/>
    </style:style>
    <style:style style:name="P40" style:parent-style-name="Listenabsatz" style:list-style-name="LFO6" style:family="paragraph">
      <style:text-properties style:font-name-complex="Calibri"/>
    </style:style>
    <style:style style:name="P41" style:parent-style-name="Listenabsatz" style:list-style-name="LFO6" style:family="paragraph">
      <style:text-properties style:font-name-complex="Calibri"/>
    </style:style>
    <style:style style:name="P42" style:parent-style-name="Listenabsatz" style:list-style-name="LFO6" style:family="paragraph">
      <style:text-properties style:font-name-complex="Calibri"/>
    </style:style>
    <style:style style:name="P43" style:parent-style-name="Listenabsatz" style:list-style-name="LFO6" style:family="paragraph">
      <style:text-properties style:font-name-complex="Calibri"/>
    </style:style>
    <style:style style:name="P44" style:parent-style-name="Listenabsatz" style:list-style-name="LFO6" style:family="paragraph">
      <style:text-properties style:font-name-complex="Calibri"/>
    </style:style>
    <style:style style:name="P45" style:parent-style-name="Listenabsatz" style:list-style-name="LFO6" style:family="paragraph">
      <style:text-properties style:font-name-complex="Calibri"/>
    </style:style>
    <style:style style:name="P46" style:parent-style-name="Listenabsatz" style:list-style-name="LFO6" style:family="paragraph">
      <style:text-properties style:font-name-complex="Calibri"/>
    </style:style>
    <style:style style:name="P47" style:parent-style-name="Listenabsatz" style:list-style-name="LFO6" style:family="paragraph">
      <style:text-properties style:font-name-complex="Calibri"/>
    </style:style>
    <style:style style:name="P48" style:parent-style-name="Listenabsatz" style:list-style-name="LFO6" style:family="paragraph">
      <style:text-properties style:font-name-complex="Calibri"/>
    </style:style>
    <style:style style:name="P49" style:parent-style-name="Listenabsatz" style:list-style-name="LFO6" style:family="paragraph">
      <style:text-properties style:font-name-complex="Calibri"/>
    </style:style>
    <style:style style:name="P50" style:parent-style-name="Listenabsatz" style:list-style-name="LFO6" style:family="paragraph">
      <style:text-properties style:font-name-complex="Calibri"/>
    </style:style>
    <style:style style:name="P51" style:parent-style-name="Listenabsatz" style:list-style-name="LFO6" style:family="paragraph">
      <style:text-properties style:font-name-complex="Calibri"/>
    </style:style>
    <style:style style:name="P52" style:parent-style-name="Listenabsatz" style:list-style-name="LFO6" style:family="paragraph">
      <style:text-properties style:font-name-complex="Calibri"/>
    </style:style>
    <style:style style:name="P53" style:parent-style-name="Listenabsatz" style:list-style-name="LFO6" style:family="paragraph">
      <style:text-properties style:font-name-complex="Calibri"/>
    </style:style>
    <style:style style:name="P54" style:parent-style-name="Listenabsatz" style:list-style-name="LFO6" style:family="paragraph">
      <style:text-properties style:font-name-complex="Calibri"/>
    </style:style>
    <style:style style:name="P55" style:parent-style-name="Standard" style:family="paragraph">
      <style:text-properties style:font-name-complex="Calibri"/>
    </style:style>
    <style:style style:name="P56" style:parent-style-name="Listenabsatz" style:list-style-name="LFO7" style:family="paragraph">
      <style:text-properties style:font-name-complex="Calibri"/>
    </style:style>
    <style:style style:name="P57" style:parent-style-name="Listenabsatz" style:list-style-name="LFO7" style:family="paragraph">
      <style:text-properties style:font-name-complex="Calibri"/>
    </style:style>
    <style:style style:name="P58" style:parent-style-name="Listenabsatz" style:list-style-name="LFO7" style:family="paragraph">
      <style:text-properties style:font-name-complex="Calibri"/>
    </style:style>
    <style:style style:name="P59" style:parent-style-name="Listenabsatz" style:list-style-name="LFO7" style:family="paragraph">
      <style:text-properties style:font-name-complex="Calibri"/>
    </style:style>
    <style:style style:name="P60" style:parent-style-name="Listenabsatz" style:list-style-name="LFO7" style:family="paragraph">
      <style:text-properties style:font-name-complex="Calibri"/>
    </style:style>
    <style:style style:name="P61" style:parent-style-name="Listenabsatz" style:list-style-name="LFO7" style:family="paragraph">
      <style:text-properties style:font-name-complex="Calibri"/>
    </style:style>
    <style:style style:name="P62" style:parent-style-name="Listenabsatz" style:list-style-name="LFO7" style:family="paragraph">
      <style:text-properties style:font-name-complex="Calibri"/>
    </style:style>
    <style:style style:name="P63" style:parent-style-name="Listenabsatz" style:list-style-name="LFO7" style:family="paragraph">
      <style:text-properties style:font-name-complex="Calibri"/>
    </style:style>
    <style:style style:name="P64" style:parent-style-name="Listenabsatz" style:list-style-name="LFO7" style:family="paragraph">
      <style:text-properties style:font-name-complex="Calibri"/>
    </style:style>
    <style:style style:name="P65" style:parent-style-name="Listenabsatz" style:list-style-name="LFO7" style:family="paragraph">
      <style:text-properties style:font-name-complex="Calibri"/>
    </style:style>
    <style:style style:name="P66" style:parent-style-name="Listenabsatz" style:list-style-name="LFO7" style:family="paragraph">
      <style:text-properties style:font-name-complex="Calibri"/>
    </style:style>
    <style:style style:name="P67" style:parent-style-name="Listenabsatz" style:list-style-name="LFO7" style:family="paragraph">
      <style:text-properties style:font-name-complex="Calibri"/>
    </style:style>
    <style:style style:name="P68" style:parent-style-name="Standard" style:family="paragraph">
      <style:text-properties style:font-name-complex="Calibri"/>
    </style:style>
    <style:style style:name="P69" style:parent-style-name="Listenabsatz" style:list-style-name="LFO8" style:family="paragraph">
      <style:text-properties style:font-name-complex="Calibri"/>
    </style:style>
    <style:style style:name="P70" style:parent-style-name="Listenabsatz" style:list-style-name="LFO9" style:family="paragraph">
      <style:text-properties style:font-name-complex="Calibri"/>
    </style:style>
    <style:style style:name="P71" style:parent-style-name="Standard" style:family="paragraph">
      <style:text-properties style:font-name-complex="Calibri"/>
    </style:style>
    <style:style style:name="P72" style:parent-style-name="Listenabsatz" style:list-style-name="LFO10" style:family="paragraph">
      <style:text-properties style:font-name-complex="Calibri"/>
    </style:style>
    <style:style style:name="P73" style:parent-style-name="Listenabsatz" style:list-style-name="LFO9" style:family="paragraph">
      <style:text-properties style:font-name-complex="Calibri"/>
    </style:style>
    <style:style style:name="P74" style:parent-style-name="Standard" style:family="paragraph">
      <style:text-properties style:font-name-complex="Calibri"/>
    </style:style>
    <style:style style:name="P75" style:parent-style-name="Listenabsatz" style:list-style-name="LFO11" style:family="paragraph">
      <style:text-properties style:font-name-complex="Calibri"/>
    </style:style>
    <style:style style:name="P76" style:parent-style-name="Listenabsatz" style:list-style-name="LFO9" style:family="paragraph">
      <style:text-properties style:font-name-complex="Calibri"/>
    </style:style>
    <style:style style:name="P77" style:parent-style-name="Listenabsatz" style:list-style-name="LFO9" style:family="paragraph"/>
    <style:style style:name="T78" style:parent-style-name="Absatz-Standardschriftart" style:family="text">
      <style:text-properties style:font-name-complex="Calibri"/>
    </style:style>
    <style:style style:name="P79" style:parent-style-name="Listenabsatz" style:list-style-name="LFO9" style:family="paragraph"/>
    <style:style style:name="T80" style:parent-style-name="Absatz-Standardschriftart" style:family="text">
      <style:text-properties style:font-name-complex="Calibri"/>
    </style:style>
    <style:style style:name="P81" style:parent-style-name="Listenabsatz" style:list-style-name="LFO9" style:family="paragraph"/>
    <style:style style:name="T82" style:parent-style-name="Absatz-Standardschriftart" style:family="text">
      <style:text-properties style:font-name-complex="Calibri"/>
    </style:style>
    <style:style style:name="P83" style:parent-style-name="Listenabsatz" style:list-style-name="LFO12" style:family="paragraph"/>
    <style:style style:name="P84" style:parent-style-name="Listenabsatz" style:list-style-name="LFO13" style:family="paragraph"/>
    <style:style style:name="P85" style:parent-style-name="Listenabsatz" style:list-style-name="LFO13" style:family="paragraph"/>
    <style:style style:name="P86" style:parent-style-name="Listenabsatz" style:list-style-name="LFO12" style:family="paragraph"/>
    <style:style style:name="P87" style:parent-style-name="Listenabsatz" style:list-style-name="LFO13" style:family="paragraph"/>
    <style:style style:name="P88" style:parent-style-name="Listenabsatz" style:list-style-name="LFO12" style:family="paragraph"/>
    <style:style style:name="P89" style:parent-style-name="Listenabsatz" style:list-style-name="LFO13" style:family="paragraph"/>
    <style:style style:name="P90" style:parent-style-name="Standard" style:family="paragraph">
      <style:text-properties fo:font-size="20pt" style:font-size-asian="20pt" style:font-size-complex="20pt"/>
    </style:style>
    <style:style style:name="P91" style:parent-style-name="Listenabsatz" style:list-style-name="LFO12" style:family="paragraph"/>
    <style:style style:name="P92" style:parent-style-name="Listenabsatz" style:list-style-name="LFO13" style:family="paragraph"/>
    <style:style style:name="P93" style:parent-style-name="Listenabsatz" style:list-style-name="LFO12" style:family="paragraph"/>
    <style:style style:name="P94" style:parent-style-name="Listenabsatz" style:list-style-name="LFO13" style:family="paragraph"/>
    <style:style style:name="P95" style:parent-style-name="Listenabsatz" style:list-style-name="LFO12" style:family="paragraph"/>
    <style:style style:name="P96" style:parent-style-name="Listenabsatz" style:list-style-name="LFO13" style:family="paragraph"/>
    <style:style style:name="P97" style:parent-style-name="Listenabsatz" style:list-style-name="LFO12" style:family="paragraph"/>
    <style:style style:name="P98" style:parent-style-name="Listenabsatz" style:list-style-name="LFO14" style:family="paragraph"/>
    <style:style style:name="P99" style:parent-style-name="Listenabsatz" style:list-style-name="LFO15" style:family="paragraph"/>
    <style:style style:name="P100" style:parent-style-name="Listenabsatz" style:list-style-name="LFO15" style:family="paragraph"/>
    <style:style style:name="P101" style:parent-style-name="Listenabsatz" style:list-style-name="LFO14" style:family="paragraph"/>
    <style:style style:name="P102" style:parent-style-name="Listenabsatz" style:list-style-name="LFO16" style:family="paragraph"/>
    <style:style style:name="P103" style:parent-style-name="Listenabsatz" style:list-style-name="LFO16" style:family="paragraph"/>
    <style:style style:name="P104" style:parent-style-name="Listenabsatz" style:list-style-name="LFO14" style:family="paragraph"/>
    <style:style style:name="P105" style:parent-style-name="Listenabsatz" style:list-style-name="LFO16" style:family="paragraph"/>
    <style:style style:name="P106" style:parent-style-name="Listenabsatz" style:list-style-name="LFO17" style:family="paragraph"/>
    <style:style style:name="P107" style:parent-style-name="Listenabsatz" style:list-style-name="LFO17" style:family="paragraph"/>
    <style:style style:name="P108" style:parent-style-name="Listenabsatz" style:list-style-name="LFO17" style:family="paragraph"/>
    <style:style style:name="P109" style:parent-style-name="Listenabsatz" style:list-style-name="LFO17" style:family="paragraph"/>
    <style:style style:name="P110" style:parent-style-name="Listenabsatz" style:list-style-name="LFO17" style:family="paragraph"/>
    <style:style style:name="P111" style:parent-style-name="Listenabsatz" style:list-style-name="LFO17" style:family="paragraph"/>
    <style:style style:name="P112" style:parent-style-name="Listenabsatz" style:list-style-name="LFO18" style:family="paragraph"/>
    <style:style style:name="P113" style:parent-style-name="Listenabsatz" style:list-style-name="LFO18" style:family="paragraph"/>
    <style:style style:name="P114" style:parent-style-name="Standard" style:family="paragraph">
      <style:text-properties fo:font-size="15pt" style:font-size-asian="15pt" style:font-size-complex="15pt"/>
    </style:style>
    <style:style style:name="P115" style:parent-style-name="Listenabsatz" style:list-style-name="LFO19" style:family="paragraph"/>
    <style:style style:name="P116" style:parent-style-name="Listenabsatz" style:list-style-name="LFO20" style:family="paragraph"/>
    <style:style style:name="P117" style:parent-style-name="Listenabsatz" style:list-style-name="LFO20" style:family="paragraph"/>
    <style:style style:name="P118" style:parent-style-name="Standard" style:family="paragraph">
      <style:text-properties style:font-name-complex="Calibri"/>
    </style:style>
    <style:style style:name="P119" style:parent-style-name="Listenabsatz" style:list-style-name="LFO20" style:family="paragraph"/>
    <style:style style:name="P120" style:parent-style-name="Standard" style:family="paragraph">
      <style:text-properties style:font-name-complex="Calibri"/>
    </style:style>
    <style:style style:name="P121" style:parent-style-name="Listenabsatz" style:list-style-name="LFO20" style:family="paragraph"/>
    <style:style style:name="P122" style:parent-style-name="Standard" style:family="paragraph">
      <style:text-properties style:font-name-complex="Calibri"/>
    </style:style>
    <style:style style:name="P123" style:parent-style-name="Listenabsatz" style:list-style-name="LFO20" style:family="paragraph"/>
    <style:style style:name="P124" style:parent-style-name="Listenabsatz" style:list-style-name="LFO20" style:family="paragraph"/>
    <style:style style:name="P125" style:parent-style-name="Listenabsatz" style:list-style-name="LFO20" style:family="paragraph"/>
    <style:style style:name="P126" style:parent-style-name="Listenabsatz" style:list-style-name="LFO20" style:family="paragraph"/>
    <style:style style:name="P127" style:parent-style-name="Listenabsatz" style:list-style-name="LFO20" style:family="paragraph"/>
    <style:style style:name="P128" style:parent-style-name="Listenabsatz" style:list-style-name="LFO20" style:family="paragraph"/>
    <style:style style:name="P129" style:parent-style-name="Listenabsatz" style:list-style-name="LFO20" style:family="paragraph"/>
    <style:style style:name="P130" style:parent-style-name="Listenabsatz" style:list-style-name="LFO20" style:family="paragraph"/>
    <style:style style:name="P131" style:parent-style-name="Standard" style:family="paragraph">
      <style:text-properties fo:font-size="15pt" style:font-size-asian="15pt" style:font-size-complex="15pt"/>
    </style:style>
    <style:style style:name="P132" style:parent-style-name="Standard" style:family="paragraph">
      <style:text-properties fo:font-size="15pt" style:font-size-asian="15pt" style:font-size-complex="15pt"/>
    </style:style>
    <style:style style:name="P133" style:parent-style-name="Standard" style:family="paragraph">
      <style:text-properties fo:font-size="15pt" style:font-size-asian="15pt" style:font-size-complex="15pt"/>
    </style:style>
    <style:style style:name="P134" style:parent-style-name="Normal" style:family="paragraph">
      <style:paragraph-properties fo:break-before="page"/>
    </style:style>
    <style:style style:name="P135" style:parent-style-name="Standard" style:family="paragraph">
      <style:text-properties fo:font-weight="bold" style:font-weight-asian="bold" style:font-weight-complex="bold"/>
    </style:style>
    <style:style style:name="P136" style:parent-style-name="Standard" style:family="paragraph">
      <style:text-properties fo:font-weight="bold" style:font-weight-asian="bold" style:font-weight-complex="bold"/>
    </style:style>
    <style:style style:name="P137" style:parent-style-name="Standard" style:family="paragraph">
      <style:text-properties fo:font-weight="bold" style:font-weight-asian="bold" style:font-weight-complex="bold"/>
    </style:style>
  </office:automatic-styles>
  <office:body>
    <office:text text:use-soft-page-breaks="true">
      <text:list text:style-name="LFO1" text:continue-numbering="true">
        <text:list-item>
          <text:p text:style-name="P1">Name und Alter der Person</text:p>
        </text:list-item>
      </text:list>
      <text:list text:style-name="LFO2" text:continue-numbering="true">
        <text:list-item>
          <text:p text:style-name="P2">Name: Wangari Maathai</text:p>
        </text:list-item>
        <text:list-item>
          <text:p text:style-name="P3">Alter 71 Jahre</text:p>
        </text:list-item>
        <text:list-item>
          <text:p text:style-name="P4">Geburt: 1. April 1940 im Nyeri District, Kenia</text:p>
        </text:list-item>
        <text:list-item>
          <text:p text:style-name="P5">Tot: 25. September 2011 in Nairobi, Kenia</text:p>
        </text:list-item>
      </text:list>
      <text:p text:style-name="Listenabsatz"/>
      <text:list text:style-name="LFO3" text:continue-numbering="true">
        <text:list-item>
          <text:p text:style-name="P6">Beruf und Herkunft</text:p>
        </text:list-item>
      </text:list>
      <text:list text:style-name="LFO4" text:continue-numbering="true">
        <text:list-item>
          <text:p text:style-name="P7">Beruf: Professorin für Veterinäranatomie (Wissenschaft der Anatomie von Wirbeltieren),</text:p>
        </text:list-item>
        <text:list-item>
          <text:p text:style-name="P8">Politikerin, ab 2002 stellvertretende Ministerin für Umweltschutz</text:p>
        </text:list-item>
        <text:list-item>
          <text:p text:style-name="P9">Herkunft: Afrika, Kenia Nyeri County (ungefähr in zentral Kenia)</text:p>
        </text:list-item>
      </text:list>
      <text:p text:style-name="Listenabsatz"/>
      <text:list text:style-name="LFO5" text:continue-numbering="true">
        <text:list-item>
          <text:p text:style-name="P10">Persönliche Geschichte</text:p>
        </text:list-item>
      </text:list>
      <text:list text:style-name="LFO6" text:continue-numbering="true">
        <text:list-item>
          <text:p text:style-name="P11">Stammt aus einer Kikuyu (Ethnie) Familie</text:p>
        </text:list-item>
        <text:list-item>
          <text:p text:style-name="P12">Ihr Vater hatte vier Ehefrauen und zehn Kinder</text:p>
        </text:list-item>
        <text:list-item>
          <text:p text:style-name="P13">Einige Missionsschwestern dachten Maathai hätte eine besondere christliche Mission, weswegen sie an einer Klosterschule eine gute Schulbildung bekam.</text:p>
        </text:list-item>
        <text:list-item>
          <text:p text:style-name="P14">Bekam ein Stipendium (finanzielle Förderung) für ein Biologie Studium in den USA an der Mount ST. Scholastica College in Atchinson, Kansas</text:p>
        </text:list-item>
        <text:list-item>
          <text:p text:style-name="P15">Studierte später an den Universitäten Pittsburgh, Gießen und München</text:p>
        </text:list-item>
        <text:list-item>
          <text:p text:style-name="P16">Im Jahr 1971 erwarb sie als erste Frau aus Kenia einen Doktorgrad an der Universität von Nairobi</text:p>
        </text:list-item>
        <text:list-item>
          <text:p text:style-name="P17">Im Jahr 1971 wurde sie die erste Professorin (Lehrer in Universitäten) für Veterinäre Anatomie und später Dekanin (Leiter eines Fachbereiches) an der Universität von Nairobi</text:p>
        </text:list-item>
        <text:list-item>
          <text:p text:style-name="P18">1977: Sie rief das Aufforstungsprojekt „Green Belt Movement“ ins Leben</text:p>
        </text:list-item>
        <text:list-item>
          <text:p text:style-name="P19">Sie hatte drei Kinder: Waweru, Wanjira und Muta</text:p>
        </text:list-item>
        <text:list-item>
          <text:p text:style-name="P20">1979: Ihr Ehepartner lässt sich von ihr scheiden</text:p>
        </text:list-item>
        <text:list-item>
          <text:p text:style-name="P21">Wangari wurde zur zentralen Identifikationsfigur (Vorbild) der Frauenbewegung in Kenia</text:p>
        </text:list-item>
        <text:list-item>
          <text:p text:style-name="P22">1976 bis 1987: Mitglied in Kenias Nationalem Frauenrat</text:p>
        </text:list-item>
        <text:list-item>
          <text:p text:style-name="P23">1980 bis 1987: Präsident von Kenias Nationalem Frauenrat</text:p>
        </text:list-item>
        <text:list-item>
          <text:p text:style-name="P24">1981 bis 1987: Präsidentin von Kenias Nationalem Frauenrat</text:p>
        </text:list-item>
        <text:list-item>
          <text:p text:style-name="P25">Gehörte bis zu ihrem Tod dem Vorstand an</text:p>
        </text:list-item>
        <text:list-item>
          <text:p text:style-name="P26">1990er: Wegen ihrem Engagement für Umweltschutz und Frauenrechte mochte sie der damalige Staatschef Kenias sie nicht, weswegen sie mehrmals inhaftiert und misshandelt wurde</text:p>
        </text:list-item>
        <text:list-item>
          <text:p text:style-name="P27">Amnesty International (Organisation, die sich weltweit für Menschenrechte einsetzt) setzte sich für sie ein</text:p>
        </text:list-item>
        <text:list-item>
          <text:p text:style-name="P28">Zitat von Wangari Maathai zu Amnesty International: „Ich kann die vielen Male nicht mehr zählen, die Ihr mir das Leben gerettet und unsere Arbeit möglich gemacht habt.“</text:p>
        </text:list-item>
        <text:list-item>
          <text:p text:style-name="P29">1997: erfolglose Kandidierung für das Parlament und das Präsidentenamt</text:p>
        </text:list-item>
        <text:list-item>
          <text:p text:style-name="P30">2002: wurde von einen Wahlbündnis aus mehreren Oppositionsparteien ins kenianische Parlament gewählt<text:s/>und wurde Umweltministerin Kenia‘s</text:p>
        </text:list-item>
        <text:list-item>
          <text:p text:style-name="P31">Neuer Staatspräsident ernannte Maathai zur stellvertretenden Ministerin für Umweltschutz</text:p>
        </text:list-item>
        <text:list-item>
          <text:p text:style-name="P32">Maathai gründete eine Partei namens „Mazingira Green Party of Kenya“ und schaffte es als erste grüne Politikerin Afrikas in die Regierung</text:p>
        </text:list-item>
        <text:list-item>
          <text:p text:style-name="P33"><text:span text:style-name="T34">April 2004: Sie bekommt den internationalen Petra-Kelly-Preis der Heinrich-Böll-Stiftung (Ein Preis für herausragende Aktivitäten in ein paar Bereichen, siehe<text:s/></text:span><text:a xlink:href="https://de.wikipedia.org/wiki/Petra-Kelly-Preis" office:target-frame-name="_top" xlink:show="replace"><text:span text:style-name="T35">Wikip</text:span><text:bookmark-start text:name="_Hlt149310063"/><text:bookmark-start text:name="_Hlt149310064"/><text:bookmark-start text:name="_Hlt149310095"/><text:bookmark-start text:name="_Hlt149310096"/><text:span text:style-name="T36">e</text:span><text:bookmark-end text:name="_Hlt149310063"/><text:bookmark-end text:name="_Hlt149310064"/><text:bookmark-end text:name="_Hlt149310095"/><text:bookmark-end text:name="_Hlt149310096"/><text:span text:style-name="T37">dia</text:span></text:a><text:span text:style-name="T38">)</text:span></text:p>
        </text:list-item>
        <text:list-item>
          <text:p text:style-name="P39">Maathai war Mitglied im Club of Rome (Zusammenschluss von Experten verschiedener Disziplinen aus mehreren Ländern und setzt sich für eine nachhaltiger, umweltfreundliche Zukunft der Menschheit ein)</text:p>
        </text:list-item>
        <text:list-item>
          <text:p text:style-name="P40">Ab 2009 war sie Ehrenmitglied beim World Future Council (Organisation für einen gesunden und nachhaltigen Planeten mit gerechten und friedlichen Gesellschaften)</text:p>
        </text:list-item>
        <text:list-item>
          <text:p text:style-name="P41">2009: Vortrag bei der UN-Klimakonferenz in Kopenhagen</text:p>
        </text:list-item>
        <text:list-item>
          <text:p text:style-name="P42">2007: Vortrag beim Nobelpreisträgersymposium Global Sustainability – A Nobel Cause in Potsdam</text:p>
        </text:list-item>
        <text:list-item>
          <text:p text:style-name="P43">25. September 2011: Tot von Wangari Maathai im Kreise ihrer Familie wegen einer Krebserkrankung</text:p>
        </text:list-item>
        <text:list-item>
          <text:p text:style-name="P44">1975: wurde zur Hochschuldozentin (Leiter eines Fachbereiches)</text:p>
        </text:list-item>
        <text:list-item>
          <text:p text:style-name="P45">1976: Vorsitzende des Institutes für veterinäre Anatomie</text:p>
        </text:list-item>
        <text:list-item>
          <text:p text:style-name="P46">1977: außerordentliche Professorin (sie war die erste frau, die diese Position bekommen durfte)</text:p>
        </text:list-item>
        <text:list-item>
          <text:p text:style-name="P47">1972-1977: sie setzte sich für gleiche ökonomische Sachbezüge für weibliche und männliche Mitarbeiter an der Universität ein (gleiche Gehälter, rechte etc.)</text:p>
        </text:list-item>
        <text:list-item>
          <text:p text:style-name="P48">Sie versuchte zum Beispiel den Interessenverband der Mitarbeiter an der Universität in eine Gewerkschaft zu verwandeln, was aber vom Gerichtshof abgelehnt wurde</text:p>
        </text:list-item>
        <text:list-item>
          <text:p text:style-name="P49">1973: Maathai wurde Direktorin des Roten Kreuzes in der kenianischen Gesellschaft</text:p>
        </text:list-item>
        <text:list-item>
          <text:p text:style-name="P50">1970er Jahre: Tätigkeit in der kenianischen Gesellschaft für Akademikerinnen</text:p>
        </text:list-item>
        <text:list-item>
          <text:p text:style-name="P51">1976: Vorstandsmitglied des Environment Liaison Centrum</text:p>
        </text:list-item>
        <text:list-item>
          <text:p text:style-name="P52">1974: Sie gründete das Unternehmen Envirocare Ltd. Das Unternehmen pflanzte Bäume und die Umwelt zu erhalten und Boden- und Wasserqualität nach Rodungen wiederherzustellen. Außerdem wurden Ortsansässige in der Arbeitsprozess einbezogen (Erschaffung von Arbeitsplätzen). Das Unternehmen wurde später stillgelegt</text:p>
        </text:list-item>
        <text:list-item>
          <text:p text:style-name="P53">Jun i 1976: Sie nahm an der ersten UN-Konferenz für menschliche Siedlungen – Habitat I teil</text:p>
        </text:list-item>
        <text:list-item>
          <text:p text:style-name="P54">1977: Sie sprach im National Council of Women in Kenia über ihre Teilnahme an der UN-Konferenz. Sie schlug vor, weitere Bäume zu pflanzen und zur Gründung der Grüngürtel-Bewegung (Green Belt Movement) führte.</text:p>
        </text:list-item>
      </text:list>
      <text:p text:style-name="P55">Zum Green Belt Movement:</text:p>
      <text:list text:style-name="LFO7" text:continue-numbering="true">
        <text:list-item>
          <text:p text:style-name="P56">Eine Organisation, die Umwelt schützen soll und gleichzeitig die Lebensbedingungen und -umstände verbessern soll</text:p>
        </text:list-item>
        <text:list-item>
          <text:p text:style-name="P57">Gründung: 1977 von Wangari Maathai</text:p>
        </text:list-item>
        <text:list-item>
          <text:p text:style-name="P58">Soll auf die Probleme kenianischer Bäuerinnen aufmerksam machen</text:p>
        </text:list-item>
        <text:list-item>
          <text:p text:style-name="P59">Die Probleme: ihre Flüsse trocknen aus und sie müssen weit Wege zurücklegen, um Feuerholz zu organisieren</text:p>
        </text:list-item>
        <text:list-item>
          <text:p text:style-name="P60">Die Bewegung sollte Frauen dazu motivieren, Samen zu säen und Bäume zu pflanzen, um den Boden zu festigen, Regenwasser zu speichern, Nahrung und Feuerholz bereitzustellen. Außerdem erhielten sie etwas Geld für ihre Arbeit.</text:p>
        </text:list-item>
        <text:list-item>
          <text:p text:style-name="P61">Erste Bäume (7 Stück) wurden am 5. Juni 1977 (dem Welt-Umwelttag) in Nairobi gepflanzt</text:p>
        </text:list-item>
        <text:list-item>
          <text:p text:style-name="P62">Frauen im ganzen Land legten Baumschulen (Felder ab für Bäume) an</text:p>
        </text:list-item>
        <text:list-item>
          <text:p text:style-name="P63">Es wurden insgesamt 45 Millionen Bäume gepflanzt</text:p>
        </text:list-item>
        <text:list-item>
          <text:p text:style-name="P64">Zusätzlich werden Frauen zu Imkerinnen (Bienenzüchter), Försterinnen (Verwaltung von Wäldern) und Nahrungsmitteltechnikerinnen (Herstellung von Nahrungsmitteln)</text:p>
        </text:list-item>
        <text:list-item>
          <text:p text:style-name="P65">Später kämpfte die Bewegung für demokratische Rechte der Frauen. Der Präsident versucht dies zu unterdrücken, weswegen sie festgenommen wird aber später auf Kaution freigelassen.</text:p>
        </text:list-item>
        <text:list-item>
          <text:p text:style-name="P66">Wegen internationalem Druck ließ die Kenianische Regierung die Anklage gegen Maathai fallen.</text:p>
        </text:list-item>
        <text:list-item>
          <text:p text:style-name="P67"/>
        </text:list-item>
      </text:list>
      <text:p text:style-name="P68"/>
      <text:list text:style-name="LFO8" text:continue-numbering="true">
        <text:list-item>
          <text:p text:style-name="P69">Äußere Lebensumstände wie Wohnort, Zeit und gesellschaftliche Stellung</text:p>
        </text:list-item>
      </text:list>
      <text:list text:style-name="LFO9" text:continue-numbering="true">
        <text:list-item>
          <text:p text:style-name="P70">1972-1977: Arbeitet in Nairobi</text:p>
        </text:list-item>
      </text:list>
      <text:p text:style-name="P71"/>
      <text:list text:style-name="LFO10" text:continue-numbering="true">
        <text:list-item>
          <text:p text:style-name="P72">Auffälligkeiten in der Gestik und Mimik</text:p>
        </text:list-item>
      </text:list>
      <text:list text:style-name="LFO9" text:continue-numbering="true">
        <text:list-item>
          <text:p text:style-name="P73">Betonte Gesichtsausdrücke</text:p>
        </text:list-item>
      </text:list>
      <text:p text:style-name="P74"/>
      <text:list text:style-name="LFO11" text:continue-numbering="true">
        <text:list-item>
          <text:p text:style-name="P75">Verhalten und Verhaltensmuster</text:p>
        </text:list-item>
      </text:list>
      <text:list text:style-name="LFO9" text:continue-numbering="true">
        <text:list-item>
          <text:p text:style-name="P76">Durch ihre Tätigkeiten in verschiedenen Jobs wurde ihr bewusst, dass die Wurzeln von Kenias Problemen in der Verschlechterung der Umweltbedingungen liegen (kommt das in Ideologie/Einstellung??)</text:p>
        </text:list-item>
        <text:list-item>
          <text:p text:style-name="P77"><text:span text:style-name="T78">Nach ihrer Scheidung in 1977: Wegen ihrem niedrigem Einkommen fiel ihr es schwer, sie selbst und ihre Kinder zu versorgen. Durch ein Entwicklungsprogramm der UN konnte sie für die Wirtschaftskommission (Ein UN-Programm, um die Entwicklung afrikanischer Staaten zu beschleunigen) für Afrika arbeiten. Für den Job musste sie durch Afrika reisen, wo sie ihre Kinder nicht mitnehmen konnte, weswegen sie ihre Kinder ihrem Exmann übergab (Bevorzugung der Karriere über Familie). Sie besuchte aber ihre Kinder regelmäßig.</text:span></text:p>
        </text:list-item>
        <text:list-item>
          <text:p text:style-name="P79"><text:span text:style-name="T80">Versucht friedlich und demokratisch ihre Ziele zu erreichen</text:span></text:p>
        </text:list-item>
        <text:list-item>
          <text:p text:style-name="P81"><text:span text:style-name="T82">Handelt im Vorteil der Natur</text:span></text:p>
        </text:list-item>
      </text:list>
      <text:p text:style-name="Standard"/>
      <text:list text:style-name="LFO12" text:continue-numbering="true">
        <text:list-item>
          <text:p text:style-name="P83">Interaktion mit anderen Personen</text:p>
        </text:list-item>
      </text:list>
      <text:list text:style-name="LFO13" text:continue-numbering="true">
        <text:list-item>
          <text:p text:style-name="P84">Trennung mit Ehemann 1977: Ihr Ehemann beschuldigte sie mit einem anderen Parlamentsmitglied und bezeichnete sie als gemein und behauptet er hätte einen hohen Blutdruck wegen ihr. Der Richter entschied zugunsten Maathais Ehemann. Wangari Maathai behauptete danach, dass der Richter entweder inkompetent oder korrupt sei.</text:p>
        </text:list-item>
        <text:list-item>
          <text:p text:style-name="P85">Kommunikation per Brief an die „westliche Welt“</text:p>
        </text:list-item>
      </text:list>
      <text:p text:style-name="Standard"/>
      <text:list text:style-name="LFO12" text:continue-numbering="true">
        <text:list-item>
          <text:p text:style-name="P86">Familiäre, freundschaftliche und intime Beziehungen</text:p>
        </text:list-item>
      </text:list>
      <text:list text:style-name="LFO13" text:continue-numbering="true">
        <text:list-item>
          <text:p text:style-name="P87">Dritte von sechs Kindern (2 Brüder)</text:p>
        </text:list-item>
      </text:list>
      <text:p text:style-name="Standard"/>
      <text:list text:style-name="LFO12" text:continue-numbering="true">
        <text:list-item>
          <text:p text:style-name="P88">Eigenschaften (sensibel, munter, skeptisch, jähzornig, etc.)</text:p>
        </text:list-item>
      </text:list>
      <text:list text:style-name="LFO13" text:continue-numbering="true">
        <text:list-item>
          <text:p text:style-name="P89">Platzhalter</text:p>
        </text:list-item>
      </text:list>
      <text:p text:style-name="Standard"/>
      <text:p text:style-name="Standard"/>
      <text:soft-page-break/>
      <text:p text:style-name="P90">Bezug zum Bemühen um Frieden und Demokratie herstellen</text:p>
      <text:list text:style-name="LFO12" text:continue-numbering="true">
        <text:list-item>
          <text:p text:style-name="P91">Ängste</text:p>
        </text:list-item>
      </text:list>
      <text:list text:style-name="LFO13" text:continue-numbering="true">
        <text:list-item>
          <text:p text:style-name="P92">Platzhalter</text:p>
        </text:list-item>
      </text:list>
      <text:p text:style-name="Standard"/>
      <text:list text:style-name="LFO12" text:continue-numbering="true">
        <text:list-item>
          <text:p text:style-name="P93">Ideologie/Einstellung</text:p>
        </text:list-item>
      </text:list>
      <text:list text:style-name="LFO13" text:continue-numbering="true">
        <text:list-item>
          <text:p text:style-name="P94">„Grün“; ihr Ziel drehte sich immer um die Natur, insbesondere Bäume wie man es an dem Green Belt Movement sehen kann.</text:p>
        </text:list-item>
      </text:list>
      <text:p text:style-name="Standard"/>
      <text:list text:style-name="LFO12" text:continue-numbering="true">
        <text:list-item>
          <text:p text:style-name="P95">Absicht</text:p>
        </text:list-item>
      </text:list>
      <text:list text:style-name="LFO13" text:continue-numbering="true">
        <text:list-item>
          <text:p text:style-name="P96">Verbesserung der Umweltlichen, Familiären und Demokratischen<text:s/>Zustände</text:p>
        </text:list-item>
      </text:list>
      <text:p text:style-name="Standard"/>
      <text:list text:style-name="LFO12" text:continue-numbering="true">
        <text:list-item>
          <text:p text:style-name="P97">Bezug zum Heimatland der Person</text:p>
        </text:list-item>
      </text:list>
      <text:list text:style-name="LFO14" text:continue-numbering="true">
        <text:list-item>
          <text:p text:style-name="P98">Welche politische Rolle nimmt die Person im Heimatland ein?</text:p>
        </text:list-item>
      </text:list>
      <text:list text:style-name="LFO15" text:continue-numbering="true">
        <text:list-item>
          <text:p text:style-name="P99">Frauenrechtlerin</text:p>
        </text:list-item>
        <text:list-item>
          <text:p text:style-name="P100">Umweltministerin</text:p>
        </text:list-item>
      </text:list>
      <text:list text:style-name="LFO14" text:continue-numbering="true">
        <text:list-item>
          <text:p text:style-name="P101">Mögliche Probleme, die in diesem Land herrschten</text:p>
        </text:list-item>
      </text:list>
      <text:list text:style-name="LFO16" text:continue-numbering="true">
        <text:list-item>
          <text:p text:style-name="P102">Ungleichberechtigung der Frauen</text:p>
        </text:list-item>
        <text:list-item>
          <text:p text:style-name="P103">Ethnische Konflikten (es gab 42 verschiedene Nationalitäten)</text:p>
        </text:list-item>
      </text:list>
      <text:list text:style-name="LFO14" text:continue-numbering="true">
        <text:list-item>
          <text:p text:style-name="P104">Veränderungen (positiv oder negativ), die die Person im Heimatland erwirken konnte (in Bezug auf Friedens- und Demokratiepolitik)</text:p>
        </text:list-item>
      </text:list>
      <text:list text:style-name="LFO16" text:continue-numbering="true">
        <text:list-item>
          <text:p text:style-name="P105">Stärkung der Frauenrechte</text:p>
        </text:list-item>
      </text:list>
      <text:p text:style-name="Standard"/>
      <text:p text:style-name="Standard">z) andere Dinge die ich später noch einordne</text:p>
      <text:list text:style-name="LFO17" text:continue-numbering="true">
        <text:list-item>
          <text:p text:style-name="P106">2004: Friedensnobelpreis für ihren Einsatz für nachhaltige Entwicklung, Frieden und Demokratie, Zitat vom Komitees das Friedensnobelpreise vergibt: „Sie hat einen gesamtheitlichen Zugang zur nachhaltigen Entwicklung gewählt, der Demokratie, Menschenrechte und insbesondere Frauenrechte umfasst.“. Außerdem bekam sie den preis für ihren Widerstand gegen das frühere kenianische Regime. Sie war teil des Abrüstungs-Beirat der Vereinten Nationen</text:p>
        </text:list-item>
        <text:list-item>
          <text:p text:style-name="P107">Der Friedensnobelpreis 2004 ging zum ersten Mal an eine Afrikanerin und zum zweiten Mal nach 1991/1992 in zwei aufeinanderfolgenden Jahren an eine Frau</text:p>
        </text:list-item>
        <text:list-item>
          <text:p text:style-name="P108">Im Jahr 2004 war die Erwähnung von Umweltschutz für den Preis eine Neuerung</text:p>
        </text:list-item>
        <text:list-item>
          <text:p text:style-name="P109">Als sie im Jahr 1940 geboren wurde war Kenia noch eine britische Kolonie</text:p>
        </text:list-item>
        <text:list-item>
          <text:p text:style-name="P110">Schließt 1966 ihr Studium mit einem Mastertitel in Biologie ab</text:p>
        </text:list-item>
        <text:list-item>
          <text:p text:style-name="P111">Wangari Maathai hat zwei Kinder</text:p>
        </text:list-item>
      </text:list>
      <text:p text:style-name="Standard">Bis hierhin alles von<text:s/><text:a xlink:href="https://de.wikipedia.org/wiki/Wangari_Maathai" office:target-frame-name="_top" xlink:show="replace"><text:span text:style-name="Hyperlink">Wangari Maathai – Wikipedia</text:span></text:a></text:p>
      <text:p text:style-name="Standard"/>
      <text:p text:style-name="Standard">Zwei weitere Medien:</text:p>
      <text:p text:style-name="Standard">Buch: Bäume für Kenia: die Geschichte der Wangari Maathai (Erik hat es gekauft)</text:p>
      <text:p text:style-name="Standard"><text:a xlink:href="https://www.youtube.com/watch?v=G3My-B4NtOI" office:target-frame-name="_top" xlink:show="replace"><text:span text:style-name="Hyperlink">Dokumentarfilm</text:span></text:a><text:s/>(auf Englisch, aber ich habe keine anderen gefunden)</text:p>
      <text:p text:style-name="Standard"/>
      <text:p text:style-name="Standard">Von<text:s/><text:a xlink:href="https://www.laboratorium-nachhaltigkeit.de/wangari-maathai-vom-kleinen-gaertchen-zum-grossen-impact-wie-die-gruenderin-des-green-belt-movement-zur-nachhaltigkeitsaktivistin-wurde/" office:target-frame-name="_top" xlink:show="replace"><text:span text:style-name="Hyperlink">Wangari Maathai: Vom kleinen Gärtchen zum großen Impact — Wie die Gründerin des Green Belt Movement zur Nachhaltigkeitsaktivistin wurde (laboratorium-nachhaltigkeit.de)</text:span></text:a>:</text:p>
      <text:list text:style-name="LFO18" text:continue-numbering="true">
        <text:list-item>
          <text:p text:style-name="P112">Sie gründete das Unternehmen Mivuko</text:p>
        </text:list-item>
        <text:list-item>
          <text:p text:style-name="P113">Mivuko machte aus den Samen der Bäume, die das Green Belt Movement pflanzte, Schmuck und andere Produkte</text:p>
        </text:list-item>
      </text:list>
      <text:p text:style-name="Standard">Quellen:</text:p>
      <text:p text:style-name="Standard">Wikipedia</text:p>
      <text:p text:style-name="Standard"><text:a xlink:href="https://www.laboratorium-nachhaltigkeit.de/wangari-maathai-vom-kleinen-gaertchen-zum-grossen-impact-wie-die-gruenderin-des-green-belt-movement-zur-nachhaltigkeitsaktivistin-wurde/" office:target-frame-name="_top" xlink:show="replace"><text:span text:style-name="Hyperlink">Wangari Maathai: Vom kleinen Gärtchen zum großen Impact — Wie die Gründerin des Green Belt Movement zur Nachhaltigkeitsaktivistin wurde (laboratorium-nachhaltigkeit.de)</text:span></text:a></text:p>
      <text:p text:style-name="Standard"><text:a xlink:href="https://www.welt-der-frauen.at/wangari-maathai/" office:target-frame-name="_top" xlink:show="replace"><text:span text:style-name="Hyperlink">Wangari Maathai: Die Mutter der Bäume (welt-der-frauen.at)</text:span></text:a></text:p>
      <text:p text:style-name="Standard"/>
      <text:p text:style-name="Standard"/>
      <text:p text:style-name="P114">Notizen Dokumentarfilm</text:p>
      <text:p text:style-name="Standard">Name und Alter der Person</text:p>
      <text:list text:style-name="LFO19" text:continue-numbering="true">
        <text:list-item>
          <text:p text:style-name="P115">Platzhalter</text:p>
        </text:list-item>
      </text:list>
      <text:p text:style-name="Standard"/>
      <text:p text:style-name="Standard">Beruf und Herkunft</text:p>
      <text:list text:style-name="LFO20" text:continue-numbering="true">
        <text:list-item>
          <text:p text:style-name="P116">Platzhalter</text:p>
        </text:list-item>
      </text:list>
      <text:p text:style-name="Standard"/>
      <text:p text:style-name="Standard">Persönliche Geschichte</text:p>
      <text:list text:style-name="LFO20" text:continue-numbering="true">
        <text:list-item>
          <text:p text:style-name="P117">Platzhalter</text:p>
        </text:list-item>
      </text:list>
      <text:p text:style-name="Standard"/>
      <text:p text:style-name="P118">Äußere Lebensumstände wie Wohnort, Zeit und gesellschaftliche Stellung</text:p>
      <text:list text:style-name="LFO20" text:continue-numbering="true">
        <text:list-item>
          <text:p text:style-name="P119">Platzhalter</text:p>
        </text:list-item>
      </text:list>
      <text:p text:style-name="Standard"/>
      <text:p text:style-name="P120">Auffälligkeiten in der Gestik und Mimik</text:p>
      <text:list text:style-name="LFO20" text:continue-numbering="true">
        <text:list-item>
          <text:p text:style-name="P121">Platzhalter</text:p>
        </text:list-item>
      </text:list>
      <text:p text:style-name="Standard"/>
      <text:p text:style-name="P122">Verhalten und Verhaltensmuster</text:p>
      <text:list text:style-name="LFO20" text:continue-numbering="true">
        <text:list-item>
          <text:p text:style-name="P123">Platzhalter</text:p>
        </text:list-item>
      </text:list>
      <text:p text:style-name="Standard"/>
      <text:p text:style-name="Standard">Interaktion mit anderen Personen</text:p>
      <text:list text:style-name="LFO20" text:continue-numbering="true">
        <text:list-item>
          <text:p text:style-name="P124">Platzhalter</text:p>
        </text:list-item>
      </text:list>
      <text:p text:style-name="Standard"/>
      <text:p text:style-name="Standard">Familiäre, freundschaftliche und intime Beziehungen</text:p>
      <text:list text:style-name="LFO20" text:continue-numbering="true">
        <text:list-item>
          <text:p text:style-name="P125">Platzhalter</text:p>
        </text:list-item>
      </text:list>
      <text:p text:style-name="Standard"/>
      <text:p text:style-name="Standard">Eigenschaften (sensibel, munter, skeptisch, jähzornig, etc.)</text:p>
      <text:list text:style-name="LFO20" text:continue-numbering="true">
        <text:list-item>
          <text:p text:style-name="P126">Platzhalter</text:p>
        </text:list-item>
      </text:list>
      <text:p text:style-name="Standard"/>
      <text:p text:style-name="Standard">Ängste</text:p>
      <text:list text:style-name="LFO20" text:continue-numbering="true">
        <text:list-item>
          <text:p text:style-name="P127">Platzhalter</text:p>
        </text:list-item>
      </text:list>
      <text:p text:style-name="Standard"/>
      <text:p text:style-name="Standard">Ideologie/Einstellung</text:p>
      <text:list text:style-name="LFO20" text:continue-numbering="true">
        <text:list-item>
          <text:p text:style-name="P128">Platzhalter</text:p>
        </text:list-item>
      </text:list>
      <text:p text:style-name="Standard"/>
      <text:p text:style-name="Standard">Absicht</text:p>
      <text:list text:style-name="LFO20" text:continue-numbering="true">
        <text:list-item>
          <text:p text:style-name="P129">Platzhalter</text:p>
        </text:list-item>
      </text:list>
      <text:p text:style-name="Standard"/>
      <text:p text:style-name="Standard">Bezug zum Heimatland der Person</text:p>
      <text:list text:style-name="LFO20" text:continue-numbering="true">
        <text:list-item>
          <text:p text:style-name="P130">Platzhalter</text:p>
        </text:list-item>
      </text:list>
      <text:p text:style-name="Standard"/>
      <text:p text:style-name="Standard"/>
      <text:p text:style-name="P131">Nutzloses Zeug i Guess (vom Dokumentarfilm)</text:p>
      <text:p text:style-name="Standard">Als kleines Kind kannte Wangari Maathai einen großen Baum, neben dem ein Fluss Floss und ihre Mutter sagte, der Baum dient nicht für das Feuerholz, weil es ein Baum von Gott war.</text:p>
      <text:p text:style-name="Standard">Jahrzehnte später kam sie zurück und der Baum war gefällt und der Fluss war nicht mehr da.</text:p>
      <text:p text:style-name="Standard"/>
      <text:p text:style-name="Standard">Maathai erklärt, wie Grundwasser entsteht (Regen fällt, dann versickert das Wasser im Boden und dadurch haben Flüsse Wasser)</text:p>
      <text:p text:style-name="Standard"/>
      <text:p text:style-name="Standard">Sie sagt, dass Leute nicht wissen, wie wichtig das Ökosystem für das Überleben der Menschen ist</text:p>
      <text:p text:style-name="Standard"/>
      <text:p text:style-name="Standard">Eine einheimische erzählt:</text:p>
      <text:p text:style-name="Standard">„Wegen dem Bevölkerungswachstum mussten mehr Bäume gefällt werden und immer mehr Flüsse trockneten aus“</text:p>
      <text:p text:style-name="Standard"/>
      <text:soft-page-break/>
      <text:p text:style-name="Standard">Mitte 1970er hat Maathai Umweltforschung betrieben und hat bemerkt, dass sehr viel Abholzung betrieben wird und das Land immer mehr austrocknet. Frauen äußerten sich, dass sie nicht genug Feuerholz und Wasser hatten.</text:p>
      <text:p text:style-name="Standard">Sie sagt, dass zu viele Bäuerinnen ihr Land für Geld-Pflanzen wie z.B. Kaffee und Tee benutzen.</text:p>
      <text:p text:style-name="Standard">Wegen dem Feuerholz Mangel änderten viele ihre Koch Gewohnheiten. Sie konnten nicht mehr die traditionellen Gerichte kochen, weil sie dafür viel Feuerholz brauchten, weswegen sie mehr Kohlenhydrat reiche Gerichte kochten, die weniger, bis gar keine Proteine und Vitamine beinhalteten, wodurch viele Kinder Krankheiten bekamen, die durch Nährstoffmangel verursacht werden.</text:p>
      <text:p text:style-name="Standard">Beim Green Belt Movement waren den Forstwirten verwirrt, warum Maathai Frauen das Bäume-pflanzen beibringen wollte, weil man dafür ein Diplom brauchte aber Wangari Maathai meinte, dass man kein Diplom dafür braucht.</text:p>
      <text:p text:style-name="Standard">Ursprünglich wollten sie den Frauen samen für das Bäume-pflanzen geben aber sie haben sich dagegen entscheiden, weil die Bäuerinnen abhängig von dem Green Belt Movement werden würden.</text:p>
      <text:p text:style-name="Standard">Stattdessen sollten die Frauen Samen sammeln, um die Bäume zu pflanzen damit einheimische Bäume sich schneller vermehren konnten.</text:p>
      <text:p text:style-name="Standard">Falls jemand es geschafft hat, einen Baum zu pflanzen der dann auch überlebt, wurde die Frau mit ungefähr 4 US-Cent bezahlt.</text:p>
      <text:p text:style-name="Standard">Eine Einheimische erzählt in einem kleinen Wald, wo früher kein Baum stand, dass es ungewöhnlich war, dass Frauen Bäume pflanzten.</text:p>
      <text:p text:style-name="Standard">Wangari Maathai meint, dass die Einwohner über „Symptome“ sprechen und, dass man die Gründe dieser Symptome verstehen musste. Der Grund sei die Abholzung des Landes.</text:p>
      <text:p text:style-name="Standard">Sie meint, dass wenn die Kultur entfernt wird (durch Kolonialheeren etc.), dann werden die Leute in einem Weg getötet.</text:p>
      <text:p text:style-name="Standard"/>
      <text:p text:style-name="Standard">Das Green Belt Movement wurde immer mehr zu einem Movement, dass nicht nur Bäume pflanzt, sondern das auch Leute inspiriert und Leuten beibringt, ihre Umweltlichen Rechte und ihre Menschen- sowie Frauenrechte zu beschützen.</text:p>
      <text:p text:style-name="Standard"/>
      <text:p text:style-name="Standard">Eine Einheimische sagt:</text:p>
      <text:p text:style-name="Standard">„Green Belt hat mir beigebracht, wie ich neue Pflanzen pflanze damit ich es nicht kaufen muss. Meine Kinder sind durch die bessere Nahrung gesünder.“</text:p>
      <text:p text:style-name="Standard"/>
      <text:p text:style-name="P132">Kenianische Regierung nach der Kolonialzeit</text:p>
      <text:p text:style-name="Standard">Die Regierung sah lange das Land, die Wälder etc. als Land des Staates („Land der Krone“) und holzten weiter ab, um Profit zu machen.</text:p>
      <text:p text:style-name="Standard">Es wurde abgeholzt, um Landwirtschaftliche Flächen für Tee und Kaffee Produktion zu schaffen.</text:p>
      <text:p text:style-name="Standard">Kritiker wurden verhaftet oder sogar getötet.</text:p>
      <text:p text:style-name="Standard">Im Jahr 1989<text:s/>wollte der damalige Präsident von Kenia ein Hochhaus und eine Statue von ihm im einzigen großen Park in Nairobi, der Hauptstadt Kenias, bauen. Wangari Maathai wollte protestieren.</text:p>
      <text:soft-page-break/>
      <text:p text:style-name="Standard">Wangari Maathai schrieb ein Dokument, dass gegen dieses Projekt ging und forderte, dass es nicht zur Realisation kommt.</text:p>
      <text:p text:style-name="Standard">Die Parlamentarier und der Präsident äußerten sich in Frauenfeindlichen wegen. Der Präsident meine in einer öffentlichen Rede, dass nach afrikanischer Tradition Frauen ihren Männern folgen müssen.</text:p>
      <text:p text:style-name="Standard">Die internationalen Partner zogen sich zurück, wodurch<text:s/>das Geld für das Projekt fehlte, weswegen es nie zur Realisation kam.</text:p>
      <text:p text:style-name="Standard">Während ihres Studiums in Amerika änderte, Wangari ihre Denkweise über Frauen. Sie sah Frauen als mehr gleichberechtigt und als sie in Kenia wieder zurückkam wurde das zu ihrem Problem, da Frauen ihren Männern unterlegen waren.</text:p>
      <text:p text:style-name="Standard">In Zeiten wo die Regierung Korrupt und unterdrückend war, äußerte sich Wangari Maathai gegen die Regierung.</text:p>
      <text:p text:style-name="Standard">In Uhuru Park versammelten sich Frauen die gegen die Verhaftung ihrer Verwandten und Freunden wegen politischen Gründen. Sie hingen Plakate auf und forderten dies. Sie übergaben der Regierung ein Brief mit ihren Begründungen.</text:p>
      <text:p text:style-name="Standard">Wangari entschied, dass sie im „Freedom Corner“ in Form eines Hungerstreikes protestieren sollten. Sie wollten warten, bis die Verhafteten frei gelassen werden. Leute die Folter erfuhren Tritten dem Protest am dritten Tag bei und erzählten ihre Geschichten.</text:p>
      <text:p text:style-name="Standard">Am dritten Tag hat die Regierung mit Gewalt eingegriffen.</text:p>
      <text:p text:style-name="Standard">Die Frauen haben sich ausgezogen und kämpften gegen die Polizei, bis die Polizei sich zurückzog.</text:p>
      <text:p text:style-name="Standard">Wangari war nach dem Protest in einem Koma und die überlebenden Frauen brachten sie und andere verwundete Frauen in Krankenhäuser.</text:p>
      <text:p text:style-name="Standard">Wangari Maathai versuchte die Gesetze nicht zu brechen, weil das dem System eine Ausrede geben würde, sie zu beseitigen.</text:p>
      <text:p text:style-name="Standard">Wangari bemerkte, dass Präsidenten Zugang zu den nationalen Ressourcen hatten, wodurch sie diese ausnutzen können, um andere einheimische Völker zu schwächen.</text:p>
      <text:p text:style-name="Standard">Das Programm für Zivile und Umweltliche Edukation wurde im Green Belt Movement geschaffen.</text:p>
      <text:p text:style-name="Standard">Wangari Maathai hielt hunderte Seminare als Teile des Programms mit tausenden von Stammesältesten, um ihnen beizubringen, dass es kein ethnischer Konflikt war, sondern dass das politische System schuld war und das es an den Zivilisten hängt, sich politisch zu äußern, um Veränderung zu bringen.</text:p>
      <text:p text:style-name="Standard">Im Jahr 2002 tritt Moi, ein autoritärer Präsident, ab und ein liberales Bündnis an Parteien kam zur Macht.</text:p>
      <text:p text:style-name="Standard">Viele Soldaten fingen an Bäume zu pflanzen.</text:p>
      <text:p text:style-name="Standard">Das Green Belt Movement pflanzte über 35 Millionen Bäume.</text:p>
      <text:p text:style-name="Standard"/>
      <text:p text:style-name="Standard">Die Regierung holzte Karura Forest, ein öffentliches Stück Land ab und der Präsident gab es zu Politischen Partnern und Freunden. Das Green Belt Movement will daraufhin den Wald Neuanfplanzen. Arbeiter stoppten dies und drohten mit Gewalt, falls die Frauen den Wald betraten. Eventuell wurde Gewalt angewendet, woraus ein Protest resultierte gegen die Abholzung von öffentlichem Land. Es wurde in der ganzen Nation bekannt und aus jeder Bevölkerungsgruppe traten<text:s/><text:soft-page-break/>Protestoren bei, um die Abholzung zu stoppen. Die Regierung griff bald mit Gewalt ein. Nach einem Protest, der ein Jahr lang ging, wurde Konstruktion und Abholzung in Karura Forest gestoppt.</text:p>
      <text:p text:style-name="Standard"/>
      <text:p text:style-name="Standard">In der Nähe einer Kirche versammelten sich manchmal 500 bis 1000 Leute (vor allem Frauen) und sprachen über demokratische Ideale. Wangari Maathai und anderen Protestoren konnten sich im Notfall in dem Bunker der Kirche verstecken. Nach 11 Monaten zog sich Moi (der damalige Präsident) zurück und ließ die Kinder der Frauen frei.</text:p>
      <text:p text:style-name="Standard"/>
      <text:p text:style-name="P133">Britische Kolonialzeit Notizen</text:p>
      <text:p text:style-name="Standard">Die Briten kolonisierten Kenia in den 1880ern.</text:p>
      <text:p text:style-name="Standard">40 Einheimische Völkern lebten im heutigem Kenia.</text:p>
      <text:p text:style-name="Standard">Die Briten begangen viele Verbrechen gegen Völker die sich wehrten.</text:p>
      <text:p text:style-name="Standard">Andere Pflanzen sollten gepflanzt werden.</text:p>
      <text:p text:style-name="Standard">Leute wurden aus ihrer Heimat rausgeschmissen damit die Britten Land hatten.</text:p>
      <text:p text:style-name="Standard">Wälder wurden abgeholzt, um an Holz zu kommen.</text:p>
      <text:p text:style-name="Standard">Die Kultur wurde immer mehr Britisch und christlich.</text:p>
      <text:p text:style-name="Standard">Mau-Mau:</text:p>
      <text:p text:style-name="Standard">Die Mau-Mau waren Liberationskämpfer die gegen die britische Armee vorgingen. Die Briten brannten Wälder ab und bombardierten diese, weil die Mau-Mau sich in den Wäldern versteckten.</text:p>
      <text:p text:style-name="Standard">Über 100.000 Kenianer wurden getötet und weniger als 100 Europäer starben.</text:p>
      <text:p text:style-name="P134"/>
      <text:soft-page-break/>
      <text:p text:style-name="Standard">Idee: Zeitstrahl, um Hintergrundwissen zur Regierung zu übermitteln</text:p>
      <text:p text:style-name="Standard"/>
      <text:p text:style-name="P135">Kolonialzeit<text:s/>(Ende des 19. Jahrhunderts bis 1963)</text:p>
      <text:p text:style-name="Standard">Kein demokratisches System, politische Gegner wurden eingesperrt/getötet)</text:p>
      <text:p text:style-name="Standard"/>
      <text:p text:style-name="P136">Nach der Unabhängigkeit (1963 bis<text:s/>ca. 2002)</text:p>
      <text:p text:style-name="Standard">Präsident bestimmte den Nachfolger, der dann durch eine Wahl bestätigt wird</text:p>
      <text:p text:style-name="Standard">Unterdrückung politischer Gegner, Wahlbetrug</text:p>
      <text:p text:style-name="Standard">Multi Parteien Staat aber eine Autokratie</text:p>
      <text:p text:style-name="Standard">Wahlen waren irregulär (z.B. konnte Daniel arap Moi<text:s/>24<text:s/>Jahre lang an der Macht<text:s/>als Präsident<text:s/><text:s/>bleiben, es gab aber nur 2 wahlen)</text:p>
      <text:p text:style-name="Standard"/>
      <text:p text:style-name="P137">Nach Daniel arap Moi (2002 bis heute)</text:p>
      <text:p text:style-name="Standard">National Alliance of Rainbow<text:s/>Coalition (Liberale, Pro-Demokratische Parteien Bündnis) kam an die Macht</text:p>
      <text:p text:style-name="Standard">Weniger bis gar keine Gewalt gegen Oppositio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1%"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Normal" style:display-name="Normal" style:family="paragraph">
      <style:text-properties fo:hyphenate="true"/>
    </style:style>
    <style:style style:name="DefaultParagraphFont" style:display-name="Default Paragraph Font" style:family="text"/>
    <style:style style:name="Standard" style:display-name="Standard" style:family="paragraph">
      <style:text-properties fo:hyphenate="false"/>
    </style:style>
    <style:style style:name="Absatz-Standardschriftart" style:display-name="Absatz-Standardschriftart" style:family="text"/>
    <style:style style:name="Listenabsatz" style:display-name="Listenabsatz" style:family="paragraph" style:parent-style-name="Standard">
      <style:paragraph-properties style:contextual-spacing="true" fo:margin-left="0.5in">
        <style:tab-stops/>
      </style:paragraph-properties>
      <style:text-properties fo:hyphenate="false"/>
    </style:style>
    <style:style style:name="Hyperlink" style:display-name="Hyperlink" style:family="text" style:parent-style-name="Absatz-Standardschriftart">
      <style:text-properties fo:color="#0000FF" style:text-underline-type="single" style:text-underline-style="solid" style:text-underline-width="auto" style:text-underline-mode="continuous" style:text-underline-color="font-color"/>
    </style:style>
    <style:style style:name="NichtaufgelösteErwähnung" style:display-name="Nicht aufgelöste Erwähnung" style:family="text" style:parent-style-name="Absatz-Standardschriftart">
      <style:text-properties fo:color="#605E5C" fo:background-color="#E1DFDD"/>
    </style:style>
    <style:style style:name="BesuchterLink" style:display-name="BesuchterLink" style:family="text" style:parent-style-name="Absatz-Standardschriftart">
      <style:text-properties fo:color="#954F72" style:text-underline-type="single" style:text-underline-style="solid" style:text-underline-width="auto" style:text-underline-mode="continuous" style:text-underline-color="font-color"/>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style:letter-kerning="false" fo:font-size="12pt" style:font-size-asian="12pt" style:font-size-complex="12pt" style:language-asian="de" style:country-asian="DE" fo:hyphenate="true"/>
    </style:style>
    <style:style style:name="Strong" style:display-name="Strong" style:family="text" style:parent-style-name="DefaultParagraphFont">
      <style:text-properties fo:font-weight="bold" style:font-weight-asian="bold" style:font-weight-complex="bol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3LVL1" style:family="text">
      <style:text-properties style:font-name="Symbol"/>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style style:name="WW_CharLFO14LVL1" style:family="text">
      <style:text-properties style:font-name="Wingdings"/>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style:style style:name="WW_CharLFO15LVL1" style:family="text">
      <style:text-properties style:font-name="Symbol"/>
    </style:style>
    <style:style style:name="WW_CharLFO15LVL2" style:family="text">
      <style:text-properties style:font-name="Courier New" style:font-name-complex="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font-name-complex="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font-name-complex="Courier New"/>
    </style:style>
    <style:style style:name="WW_CharLFO15LVL9" style:family="text">
      <style:text-properties style:font-name="Wingdings"/>
    </style:style>
    <style:style style:name="WW_CharLFO16LVL1" style:family="text">
      <style:text-properties style:font-name="Symbol"/>
    </style:style>
    <style:style style:name="WW_CharLFO16LVL2" style:family="text">
      <style:text-properties style:font-name="Courier New" style:font-name-complex="Courier New"/>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font-name-complex="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font-name-complex="Courier New"/>
    </style:style>
    <style:style style:name="WW_CharLFO16LVL9" style:family="text">
      <style:text-properties style:font-name="Wingdings"/>
    </style:style>
    <style:style style:name="WW_CharLFO17LVL1" style:family="text">
      <style:text-properties style:font-name="Symbol"/>
    </style:style>
    <style:style style:name="WW_CharLFO17LVL2" style:family="text">
      <style:text-properties style:font-name="Courier New" style:font-name-complex="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font-name-complex="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font-name-complex="Courier New"/>
    </style:style>
    <style:style style:name="WW_CharLFO17LVL9" style:family="text">
      <style:text-properties style:font-name="Wingdings"/>
    </style:style>
    <style:style style:name="WW_CharLFO18LVL1" style:family="text">
      <style:text-properties style:font-name="Symbol"/>
    </style:style>
    <style:style style:name="WW_CharLFO18LVL2" style:family="text">
      <style:text-properties style:font-name="Courier New" style:font-name-complex="Courier New"/>
    </style:style>
    <style:style style:name="WW_CharLFO18LVL3" style:family="text">
      <style:text-properties style:font-name="Wingdings"/>
    </style:style>
    <style:style style:name="WW_CharLFO18LVL4" style:family="text">
      <style:text-properties style:font-name="Symbol"/>
    </style:style>
    <style:style style:name="WW_CharLFO18LVL5" style:family="text">
      <style:text-properties style:font-name="Courier New" style:font-name-complex="Courier New"/>
    </style:style>
    <style:style style:name="WW_CharLFO18LVL6" style:family="text">
      <style:text-properties style:font-name="Wingdings"/>
    </style:style>
    <style:style style:name="WW_CharLFO18LVL7" style:family="text">
      <style:text-properties style:font-name="Symbol"/>
    </style:style>
    <style:style style:name="WW_CharLFO18LVL8" style:family="text">
      <style:text-properties style:font-name="Courier New" style:font-name-complex="Courier New"/>
    </style:style>
    <style:style style:name="WW_CharLFO18LVL9" style:family="text">
      <style:text-properties style:font-name="Wingdings"/>
    </style:style>
    <style:style style:name="WW_CharLFO19LVL1" style:family="text">
      <style:text-properties style:font-name="Symbol"/>
    </style:style>
    <style:style style:name="WW_CharLFO19LVL2" style:family="text">
      <style:text-properties style:font-name="Courier New" style:font-name-complex="Courier New"/>
    </style:style>
    <style:style style:name="WW_CharLFO19LVL3" style:family="text">
      <style:text-properties style:font-name="Wingdings"/>
    </style:style>
    <style:style style:name="WW_CharLFO19LVL4" style:family="text">
      <style:text-properties style:font-name="Symbol"/>
    </style:style>
    <style:style style:name="WW_CharLFO19LVL5" style:family="text">
      <style:text-properties style:font-name="Courier New" style:font-name-complex="Courier New"/>
    </style:style>
    <style:style style:name="WW_CharLFO19LVL6" style:family="text">
      <style:text-properties style:font-name="Wingdings"/>
    </style:style>
    <style:style style:name="WW_CharLFO19LVL7" style:family="text">
      <style:text-properties style:font-name="Symbol"/>
    </style:style>
    <style:style style:name="WW_CharLFO19LVL8" style:family="text">
      <style:text-properties style:font-name="Courier New" style:font-name-complex="Courier New"/>
    </style:style>
    <style:style style:name="WW_CharLFO19LVL9" style:family="text">
      <style:text-properties style:font-name="Wingdings"/>
    </style:style>
    <style:style style:name="WW_CharLFO20LVL1" style:family="text">
      <style:text-properties style:font-name="Symbol"/>
    </style:style>
    <style:style style:name="WW_CharLFO20LVL2" style:family="text">
      <style:text-properties style:font-name="Courier New" style:font-name-complex="Courier New"/>
    </style:style>
    <style:style style:name="WW_CharLFO20LVL3" style:family="text">
      <style:text-properties style:font-name="Wingdings"/>
    </style:style>
    <style:style style:name="WW_CharLFO20LVL4" style:family="text">
      <style:text-properties style:font-name="Symbol"/>
    </style:style>
    <style:style style:name="WW_CharLFO20LVL5" style:family="text">
      <style:text-properties style:font-name="Courier New" style:font-name-complex="Courier New"/>
    </style:style>
    <style:style style:name="WW_CharLFO20LVL6" style:family="text">
      <style:text-properties style:font-name="Wingdings"/>
    </style:style>
    <style:style style:name="WW_CharLFO20LVL7" style:family="text">
      <style:text-properties style:font-name="Symbol"/>
    </style:style>
    <style:style style:name="WW_CharLFO20LVL8" style:family="text">
      <style:text-properties style:font-name="Courier New" style:font-name-complex="Courier New"/>
    </style:style>
    <style:style style:name="WW_CharLFO20LVL9" style:family="text">
      <style:text-properties style:font-name="Wingdings"/>
    </style:style>
    <style:style style:name="WW_CharLFO21LVL1" style:family="text">
      <style:text-properties style:font-name="Symbol" fo:font-size="10pt" style:font-size-asian="10pt"/>
    </style:style>
    <style:style style:name="WW_CharLFO21LVL2" style:family="text">
      <style:text-properties style:font-name="Symbol" fo:font-size="10pt" style:font-size-asian="10pt"/>
    </style:style>
    <style:style style:name="WW_CharLFO21LVL3" style:family="text">
      <style:text-properties style:font-name="Symbol" fo:font-size="10pt" style:font-size-asian="10pt"/>
    </style:style>
    <style:style style:name="WW_CharLFO21LVL4" style:family="text">
      <style:text-properties style:font-name="Symbol" fo:font-size="10pt" style:font-size-asian="10pt"/>
    </style:style>
    <style:style style:name="WW_CharLFO21LVL5" style:family="text">
      <style:text-properties style:font-name="Symbol" fo:font-size="10pt" style:font-size-asian="10pt"/>
    </style:style>
    <style:style style:name="WW_CharLFO21LVL6" style:family="text">
      <style:text-properties style:font-name="Symbol" fo:font-size="10pt" style:font-size-asian="10pt"/>
    </style:style>
    <style:style style:name="WW_CharLFO21LVL7" style:family="text">
      <style:text-properties style:font-name="Symbol" fo:font-size="10pt" style:font-size-asian="10pt"/>
    </style:style>
    <style:style style:name="WW_CharLFO21LVL8" style:family="text">
      <style:text-properties style:font-name="Symbol" fo:font-size="10pt" style:font-size-asian="10pt"/>
    </style:style>
    <style:style style:name="WW_CharLFO21LVL9" style:family="text">
      <style:text-properties style:font-name="Symbol" fo:font-size="10pt" style:font-size-asian="10pt"/>
    </styl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2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2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2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2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2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2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2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2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3">
      <text:list-level-style-number text:level="1" style:num-suffix=")" style:num-format="a" style:num-letter-sync="true"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bullet text:level="1" text:style-name="WW_CharLFO4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4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4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4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4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4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4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4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4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5">
      <text:list-level-style-number text:level="1" style:num-suffix=")" style:num-format="a" style:num-letter-sync="true"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bullet text:level="1" text:style-name="WW_CharLFO6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6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6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6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6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6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6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6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6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number text:level="1" style:num-suffix=")" style:num-format="a" style:num-letter-sync="true" text:start-value="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bullet text:level="1" text:style-name="WW_CharLFO9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9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9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9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9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9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9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9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9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10">
      <text:list-level-style-number text:level="1" style:num-suffix=")" style:num-format="a" style:num-letter-sync="true" text:start-value="5">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
      <text:list-level-style-number text:level="1" style:num-suffix=")" style:num-format="a" style:num-letter-sync="true" text:start-value="6">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2">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3">
      <text:list-level-style-bullet text:level="1" text:style-name="WW_CharLFO13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13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13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13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13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13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13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13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13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2" text:style-name="WW_CharLFO14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14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14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14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14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14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14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14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15">
      <text:list-level-style-bullet text:level="1" text:style-name="WW_CharLFO15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2" text:style-name="WW_CharLFO15LVL2" text:bullet-char="o">
        <style:list-level-properties text:space-before="1.5in" text:min-label-width="0.25in" text:list-level-position-and-space-mode="label-alignment">
          <style:list-level-label-alignment text:label-followed-by="listtab" fo:margin-left="1.75in" fo:text-indent="-0.25in"/>
        </style:list-level-properties>
        <style:text-properties style:font-name="Courier New"/>
      </text:list-level-style-bullet>
      <text:list-level-style-bullet text:level="3" text:style-name="WW_CharLFO15LVL3"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4" text:style-name="WW_CharLFO15LVL4"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ymbol"/>
      </text:list-level-style-bullet>
      <text:list-level-style-bullet text:level="5" text:style-name="WW_CharLFO15LVL5" text:bullet-char="o">
        <style:list-level-properties text:space-before="3in" text:min-label-width="0.25in" text:list-level-position-and-space-mode="label-alignment">
          <style:list-level-label-alignment text:label-followed-by="listtab" fo:margin-left="3.25in" fo:text-indent="-0.25in"/>
        </style:list-level-properties>
        <style:text-properties style:font-name="Courier New"/>
      </text:list-level-style-bullet>
      <text:list-level-style-bullet text:level="6" text:style-name="WW_CharLFO15LVL6"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7" text:style-name="WW_CharLFO15LVL7"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Symbol"/>
      </text:list-level-style-bullet>
      <text:list-level-style-bullet text:level="8" text:style-name="WW_CharLFO15LVL8" text:bullet-char="o">
        <style:list-level-properties text:space-before="4.5in" text:min-label-width="0.25in" text:list-level-position-and-space-mode="label-alignment">
          <style:list-level-label-alignment text:label-followed-by="listtab" fo:margin-left="4.75in" fo:text-indent="-0.25in"/>
        </style:list-level-properties>
        <style:text-properties style:font-name="Courier New"/>
      </text:list-level-style-bullet>
      <text:list-level-style-bullet text:level="9" text:style-name="WW_CharLFO15LVL9" text:bullet-char="">
        <style:list-level-properties text:space-before="5in" text:min-label-width="0.25in" text:list-level-position-and-space-mode="label-alignment">
          <style:list-level-label-alignment text:label-followed-by="listtab" fo:margin-left="5.25in" fo:text-indent="-0.25in"/>
        </style:list-level-properties>
        <style:text-properties style:font-name="Wingdings"/>
      </text:list-level-style-bullet>
    </text:list-style>
    <text:list-style style:name="LFO16">
      <text:list-level-style-bullet text:level="1" text:style-name="WW_CharLFO16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2" text:style-name="WW_CharLFO16LVL2" text:bullet-char="o">
        <style:list-level-properties text:space-before="1.5in" text:min-label-width="0.25in" text:list-level-position-and-space-mode="label-alignment">
          <style:list-level-label-alignment text:label-followed-by="listtab" fo:margin-left="1.75in" fo:text-indent="-0.25in"/>
        </style:list-level-properties>
        <style:text-properties style:font-name="Courier New"/>
      </text:list-level-style-bullet>
      <text:list-level-style-bullet text:level="3" text:style-name="WW_CharLFO16LVL3"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4" text:style-name="WW_CharLFO16LVL4"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ymbol"/>
      </text:list-level-style-bullet>
      <text:list-level-style-bullet text:level="5" text:style-name="WW_CharLFO16LVL5" text:bullet-char="o">
        <style:list-level-properties text:space-before="3in" text:min-label-width="0.25in" text:list-level-position-and-space-mode="label-alignment">
          <style:list-level-label-alignment text:label-followed-by="listtab" fo:margin-left="3.25in" fo:text-indent="-0.25in"/>
        </style:list-level-properties>
        <style:text-properties style:font-name="Courier New"/>
      </text:list-level-style-bullet>
      <text:list-level-style-bullet text:level="6" text:style-name="WW_CharLFO16LVL6"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7" text:style-name="WW_CharLFO16LVL7"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Symbol"/>
      </text:list-level-style-bullet>
      <text:list-level-style-bullet text:level="8" text:style-name="WW_CharLFO16LVL8" text:bullet-char="o">
        <style:list-level-properties text:space-before="4.5in" text:min-label-width="0.25in" text:list-level-position-and-space-mode="label-alignment">
          <style:list-level-label-alignment text:label-followed-by="listtab" fo:margin-left="4.75in" fo:text-indent="-0.25in"/>
        </style:list-level-properties>
        <style:text-properties style:font-name="Courier New"/>
      </text:list-level-style-bullet>
      <text:list-level-style-bullet text:level="9" text:style-name="WW_CharLFO16LVL9" text:bullet-char="">
        <style:list-level-properties text:space-before="5in" text:min-label-width="0.25in" text:list-level-position-and-space-mode="label-alignment">
          <style:list-level-label-alignment text:label-followed-by="listtab" fo:margin-left="5.2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Alwin Gruenitz</meta:initial-creator>
    <dc:creator>erik1114g@gmail.com</dc:creator>
    <meta:creation-date>2023-11-11T14:46:00Z</meta:creation-date>
    <dc:date>2023-11-20T16:51:00Z</dc:date>
    <meta:template xlink:href="Normal" xlink:type="simple"/>
    <meta:editing-cycles>105</meta:editing-cycles>
    <meta:editing-duration>PT0S</meta:editing-duration>
    <meta:document-statistic meta:page-count="10" meta:paragraph-count="38" meta:word-count="2629" meta:character-count="19159" meta:row-count="138" meta:non-whitespace-character-count="16568"/>
  </office:meta>
</office:document-meta>
</file>